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0144ca1" style:font-weight-asian="normal" style:font-weight-complex="normal"/>
    </style:style>
    <style:style style:name="T1" style:family="text">
      <style:text-properties officeooo:rsid="00144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éance de préparation pour la vente de gâteaux</text:p>
      <text:p text:style-name="P1"/>
      <text:p text:style-name="P1">#### Objectifs :</text:p>
      <text:p text:style-name="P1">- Organiser efficacement la vente de gâteaux.</text:p>
      <text:p text:style-name="P1">- Répartir les tâches entre les éco-délégués.</text:p>
      <text:p text:style-name="P1">- Assurer une bonne communication et coordination.</text:p>
      <text:p text:style-name="P1"/>
      <text:p text:style-name="P1">#### Matériel nécessaire :</text:p>
      <text:p text:style-name="P1">- Papier et stylos</text:p>
      <text:p text:style-name="P1">- Tableau blanc ou paperboard</text:p>
      <text:p text:style-name="P1">- Accès à Internet pour recherches éventuelles</text:p>
      <text:p text:style-name="P1"/>
      <text:p text:style-name="P1">#### Déroulement de la séance (1 heure)</text:p>
      <text:p text:style-name="P1"/>
      <text:p text:style-name="P1">1. **Introduction (5 minutes)**</text:p>
      <text:p text:style-name="P1"><text:s text:c="3"/>- Accueil des éco-délégués.</text:p>
      <text:p text:style-name="P1"><text:s text:c="3"/>- Présentation rapide de l'objectif de la séance : organiser une vente de gâteaux pour la Banque Alimentaire <text:span text:style-name="T1">le jeudi 4 avril lors de la remise des bulletins.</text:span></text:p>
      <text:p text:style-name="P1"><text:s text:c="3"/>- Rappel de l'importance de l'événement et de la cause soutenue.</text:p>
      <text:p text:style-name="P1"/>
      <text:p text:style-name="P1">2. **Brainstorming et idées (10 minutes)**</text:p>
      <text:p text:style-name="P1"><text:s text:c="3"/>- Discussion ouverte pour recueillir des idées sur les types de gâteaux à vendre, les prix, la présentation, etc.</text:p>
      <text:p text:style-name="P1"><text:s text:c="3"/>- Noter toutes les idées sur le tableau.</text:p>
      <text:p text:style-name="P1"/>
      <text:p text:style-name="P1">3. **Répartition des tâches (15 minutes)**</text:p>
      <text:p text:style-name="P1"><text:s text:c="3"/>- Diviser les éco-délégués en groupes avec des responsabilités spécifiques :</text:p>
      <text:p text:style-name="P3"><text:s text:c="5"/>- **Groupe Logistique <text:span text:style-name="T1">et vente</text:span>** : S'occuper des tables, nappes, assiettes, serviettes, etc. Gérer la vente le jour J, encaissement, monnaie, etc.</text:p>
      <text:p text:style-name="P3"><text:s text:c="5"/>- **Groupe Communication** : Créer des affiches et flyers, gérer les annonces.</text:p>
      <text:p text:style-name="P1"><text:s text:c="5"/>- **Groupe Pâtisserie** : <text:span text:style-name="T1">C</text:span>oordonner la préparation des gâteaux.</text:p>
      <text:p text:style-name="P1"><text:s text:c="3"/>- Assigner un responsable pour chaque groupe.</text:p>
      <text:p text:style-name="P1"/>
      <text:p text:style-name="P1">4. **Planification détaillée (<text:span text:style-name="T1">2</text:span>5 minutes)**</text:p>
      <text:p text:style-name="P3"><text:s text:c="3"/>- **Logistique <text:span text:style-name="T1">et Vente</text:span>** : Faire une liste du matériel nécessaire et désigner qui <text:span text:style-name="T1">peut </text:span>apporte<text:span text:style-name="T1">r</text:span> quoi. Préparer une caisse avec de la monnaie, fixer les prix des gâteaux...</text:p>
      <text:p text:style-name="P3"><text:s text:c="3"/>- **Communication** : Décider des messages à diffuser et des supports à utiliser (affiches, réseaux sociaux, etc.). <text:span text:style-name="T1">C</text:span>réer des <text:span text:style-name="T1">a</text:span>ffiches et de flyers.</text:p>
      <text:p text:style-name="P1"><text:s text:c="3"/>- **Pâtisserie** : Établir une liste des ingrédients nécessaires et répartir les recettes à préparer.</text:p>
      <text:p text:style-name="P1"/>
      <text:p text:style-name="P1">6. **Conclusion et questions (5 minutes)**</text:p>
      <text:p text:style-name="P1"><text:s text:c="3"/>- Résumé des tâches assignées et des prochaines étapes.</text:p>
      <text:p text:style-name="P1"><text:s text:c="3"/>- Répondre aux questions des éco-délégués.</text:p>
      <text:p text:style-name="P1"><text:s text:c="3"/>- Remercier tout le monde pour leur participation et rappeler l'importance de leur engagement.</text:p>
      <text:p text:style-name="P1"/>
      <text:p text:style-name="P1">#### Suivi après la séance :</text:p>
      <text:p text:style-name="P1">- Envoyer un récapitulatif par email avec les tâches assignées et les contacts des responsables de chaque groupe.</text:p>
      <text:p text:style-name="P1">- Prévoir une réunion de suivi quelques jours avant l'événement pour s'assurer que tout est prêt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0:42:36.239000000</meta:creation-date>
    <dc:date>2025-03-27T10:53:08.534000000</dc:date>
    <meta:editing-duration>PT10M33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34" meta:word-count="353" meta:character-count="2275" meta:non-whitespace-character-count="1902"/>
  </office:meta>
</office:document-meta>
</file>